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2669b0" officeooo:paragraph-rsid="002669b0" style:font-size-asian="14pt" style:font-size-complex="14pt"/>
    </style:style>
    <style:style style:name="P2" style:family="paragraph" style:parent-style-name="Standard">
      <style:paragraph-properties fo:text-align="justify" style:justify-single-word="false"/>
      <style:text-properties officeooo:paragraph-rsid="002669b0"/>
    </style:style>
    <style:style style:name="P3" style:family="paragraph" style:parent-style-name="Standard">
      <style:paragraph-properties fo:text-align="justify" style:justify-single-word="false"/>
      <style:text-properties fo:font-size="60pt" fo:letter-spacing="-0.026cm" officeooo:rsid="002669b0" officeooo:paragraph-rsid="002669b0"/>
    </style:style>
    <style:style style:name="P4" style:family="paragraph" style:parent-style-name="Standard">
      <style:paragraph-properties fo:text-align="justify" style:justify-single-word="false"/>
      <style:text-properties style:font-name="Liberation Serif" fo:font-size="16pt" fo:font-weight="bold" officeooo:rsid="001cfe83" officeooo:paragraph-rsid="001cfe83"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erif" fo:font-size="14pt" fo:font-weight="normal" officeooo:rsid="001cfe83" officeooo:paragraph-rsid="001cfe83"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fo:font-weight="normal" officeooo:rsid="001d644b" officeooo:paragraph-rsid="001d644b"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Liberation Serif" fo:font-size="14pt" fo:font-weight="normal" officeooo:rsid="0021f549" officeooo:paragraph-rsid="0021f549"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fo:font-weight="normal" officeooo:rsid="002303ea" officeooo:paragraph-rsid="002303ea"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Liberation Serif" fo:font-size="14pt" style:font-size-asian="14pt" style:font-size-complex="14pt"/>
    </style:style>
    <style:style style:name="P10" style:family="paragraph" style:parent-style-name="Standard">
      <style:paragraph-properties fo:text-align="justify" style:justify-single-word="false"/>
      <style:text-properties style:font-name="Liberation Serif" fo:font-size="14pt" officeooo:paragraph-rsid="00247f20" style:font-size-asian="14pt" style:font-size-complex="14pt"/>
    </style:style>
    <style:style style:name="P11" style:family="paragraph" style:parent-style-name="Standard">
      <style:paragraph-properties fo:text-align="justify" style:justify-single-word="false"/>
      <style:text-properties style:font-name="Liberation Serif" fo:font-size="14pt" officeooo:rsid="00247f20" officeooo:paragraph-rsid="00247f20" style:font-size-asian="14pt" style:font-size-complex="14pt"/>
    </style:style>
    <style:style style:name="P12" style:family="paragraph" style:parent-style-name="Standard">
      <style:paragraph-properties fo:text-align="justify" style:justify-single-word="false"/>
      <style:text-properties style:font-name="Liberation Serif" fo:font-size="14pt" officeooo:rsid="002669b0" officeooo:paragraph-rsid="002669b0" style:font-size-asian="14pt" style:font-size-complex="14pt"/>
    </style:style>
    <style:style style:name="P13" style:family="paragraph" style:parent-style-name="Standard">
      <style:paragraph-properties fo:text-align="justify" style:justify-single-word="false"/>
      <style:text-properties style:font-name="Liberation Serif" fo:font-size="14pt" fo:letter-spacing="-0.026cm" style:font-size-asian="14pt" style:font-size-complex="14pt"/>
    </style:style>
    <style:style style:name="P14" style:family="paragraph" style:parent-style-name="Standard">
      <style:paragraph-properties fo:text-align="justify" style:justify-single-word="false"/>
      <style:text-properties style:font-name="Liberation Serif" fo:font-size="12pt" fo:font-weight="normal" officeooo:rsid="001cfe83" officeooo:paragraph-rsid="001cfe8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1d644b" officeooo:paragraph-rsid="001d644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1f4567" officeooo:paragraph-rsid="001f456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021f549" officeooo:paragraph-rsid="0021f54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1f4567" officeooo:paragraph-rsid="001f4567"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669b0" officeooo:paragraph-rsid="002669b0" style:font-size-asian="12pt" style:font-size-complex="12pt"/>
    </style:style>
    <style:style style:name="P21" style:family="paragraph" style:parent-style-name="Standard">
      <style:paragraph-properties fo:text-align="justify" style:justify-single-word="false"/>
      <style:text-properties style:font-name="Liberation Serif" officeooo:paragraph-rsid="0021f549"/>
    </style:style>
    <style:style style:name="P22" style:family="paragraph" style:parent-style-name="Standard">
      <style:paragraph-properties fo:text-align="justify" style:justify-single-word="false"/>
      <style:text-properties style:font-name="Liberation Serif" officeooo:paragraph-rsid="002303ea"/>
    </style:style>
    <style:style style:name="P23" style:family="paragraph" style:parent-style-name="Standard">
      <style:paragraph-properties fo:text-align="justify" style:justify-single-word="false"/>
      <style:text-properties style:font-name="Liberation Serif" officeooo:paragraph-rsid="00247f20"/>
    </style:style>
    <style:style style:name="P24" style:family="paragraph" style:parent-style-name="Standard">
      <style:paragraph-properties fo:margin-left="0cm" fo:margin-right="0cm" fo:text-align="justify" style:justify-single-word="false" fo:text-indent="0cm" style:auto-text-indent="false"/>
      <style:text-properties style:font-name="Liberation Serif" officeooo:paragraph-rsid="002669b0"/>
    </style:style>
    <style:style style:name="P25" style:family="paragraph" style:parent-style-name="Standard">
      <style:paragraph-properties fo:margin-left="0cm" fo:margin-right="0cm" fo:text-align="justify" style:justify-single-word="false" fo:text-indent="0cm" style:auto-text-indent="false"/>
      <style:text-properties style:font-name="Liberation Serif" fo:font-size="12pt" officeooo:paragraph-rsid="002669b0"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style:font-name="Liberation Serif" fo:font-size="14pt" style:font-size-asian="14pt" style:font-size-complex="14pt"/>
    </style:style>
    <style:style style:name="P27" style:family="paragraph" style:parent-style-name="Standard">
      <style:paragraph-properties fo:margin-left="0cm" fo:margin-right="0cm" fo:text-align="justify" style:justify-single-word="false" fo:text-indent="0cm" style:auto-text-indent="false"/>
      <style:text-properties style:font-name="Liberation Serif" fo:font-size="60pt" officeooo:rsid="00247f20" officeooo:paragraph-rsid="002669b0" style:font-size-asian="14pt" style:font-size-complex="14pt"/>
    </style:style>
    <style:style style:name="T1" style:family="text">
      <style:text-properties officeooo:rsid="001d644b"/>
    </style:style>
    <style:style style:name="T2" style:family="text">
      <style:text-properties officeooo:rsid="002303ea"/>
    </style:style>
    <style:style style:name="T3" style:family="text">
      <style:text-properties fo:font-size="14pt" style:font-size-asian="14pt" style:font-size-complex="14pt"/>
    </style:style>
    <style:style style:name="T4" style:family="text">
      <style:text-properties fo:font-size="14pt" fo:letter-spacing="-0.026cm"/>
    </style:style>
    <style:style style:name="T5" style:family="text">
      <style:text-properties fo:font-size="12pt" fo:font-weight="normal" officeooo:rsid="0021f549" style:font-size-asian="12pt" style:font-weight-asian="normal" style:font-size-complex="12pt" style:font-weight-complex="normal"/>
    </style:style>
    <style:style style:name="T6" style:family="text">
      <style:text-properties fo:font-size="12pt" fo:font-weight="normal" officeooo:rsid="002303ea" style:font-size-asian="10.5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officeooo:rsid="002303ea" style:font-size-asian="12pt" style:font-size-complex="12pt"/>
    </style:style>
    <style:style style:name="T9" style:family="text">
      <style:text-properties fo:font-size="12pt" fo:letter-spacing="-0.026cm" style:font-size-asian="10.5pt" style:font-size-complex="12pt"/>
    </style:style>
    <style:style style:name="T10" style:family="text">
      <style:text-properties fo:font-size="12pt" fo:letter-spacing="-0.026cm" style:font-size-asian="12pt" style:font-size-complex="12pt"/>
    </style:style>
    <style:style style:name="T11" style:family="text">
      <style:text-properties officeooo:rsid="00247f20"/>
    </style:style>
    <style:style style:name="T12" style:family="text">
      <style:text-properties fo:letter-spacing="-0.026cm"/>
    </style:style>
    <style:style style:name="T13" style:family="text">
      <style:text-properties fo:letter-spacing="-0.026cm" officeooo:rsid="00247f20"/>
    </style:style>
    <style:style style:name="T14" style:family="text">
      <style:text-properties style:font-name="Liberation Serif"/>
    </style:style>
    <style:style style:name="T15" style:family="text">
      <style:text-properties style:font-name="Liberation Serif" fo:font-size="12pt" fo:letter-spacing="-0.026cm" style:font-size-asian="10.5pt" style:font-size-complex="12pt"/>
    </style:style>
    <style:style style:name="T16" style:family="text">
      <style:text-properties style:font-name="Liberation Serif" fo:font-size="12pt" fo:letter-spacing="-0.026cm"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669b0"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53"/>Abstract</text:p>
      <text:p text:style-name="P4"/>
      <text:p text:style-name="P5">Attendence Manager</text:p>
      <text:p text:style-name="P14">All Academic institutions have certain criteria for students regarding their attendence in college. The importance of students attendanc cannot be neglected. As aresult of this, administrators and lectures of various academic institutions are concerned with attendence irr-regularities. In the process of admitting <text:span text:style-name="T1">students into an examination hall 75% of attendence is compulsory. Therefore, there is a huge need for recording students attendence.</text:span></text:p>
      <text:p text:style-name="P14"/>
      <text:p text:style-name="P15">This app is all about to control the students attendence. The existing model of manual attendence recording(Using paper to mark and afterwards uploading on Computer) is not efficient and also time consuming. So, this app will basically help the teachers as well as students to keep an eye on the attendence.</text:p>
      <text:p text:style-name="P15"/>
      <text:p text:style-name="P15"/>
      <text:p text:style-name="P6">I<text:span text:style-name="T11">ntroduction</text:span></text:p>
      <text:p text:style-name="P15">As we all are aware of fact that all organizations commercial or eductional need to maintain a properly record of the attendence of employee or students. In most academic in some countries attendence is usually taken manually using paper sheets and after uploaded on Computer.</text:p>
      <text:p text:style-name="P16">So, basically this app will be helpful for teachers to easily update attendence to a server. As well as, students can easily see their attendence regularly. The app will directly update the attendence of the students to the server which will help in time consuming.</text:p>
      <text:p text:style-name="P18"/>
      <text:p text:style-name="P18"/>
      <text:p text:style-name="P7">Problem <text:span text:style-name="T2">Defination</text:span></text:p>
      <text:p text:style-name="P21"><text:span text:style-name="T5">This system developed will reduce the manual work and avoid </text:span><text:span text:style-name="T7">redundant data. By maintaining the attendance manually, then efficient reports cannot </text:span><text:span text:style-name="T8">be generated. The system can generate efficient weekly report based on the attendence. </text:span>As the attendances are maintained in registers it has been a tough task for admin and staff to maintain for long time. Instead the software can keep long and retrieve the information when needed. </text:p>
      <text:p text:style-name="P17"/>
      <text:p text:style-name="P8">Project Overview</text:p>
      <text:p text:style-name="P22"><text:span text:style-name="T6">Attendance Management System basically has two main modules for proper </text:span>functioning -</text:p>
      <text:p text:style-name="P22"><text:tab/>-Admin module <text:s/>has rights for creating any new entry of faculty and student details. </text:p>
      <text:p text:style-name="P22"><text:tab/>-User has a rights of making daily attendance, generating report. Attendance report can be <text:tab/> <text:s/>taken by given details of student details, date, class <text:span text:style-name="T11">etc.</text:span> </text:p>
      <text:p text:style-name="P22"/>
      <text:p text:style-name="P10"><text:span text:style-name="T11">Module</text:span></text:p>
      <text:p text:style-name="P11">Administrator Module:</text:p>
      <text:p text:style-name="P11"/>
      <text:p text:style-name="P13">Student Details: </text:p>
      <text:p text:style-name="P19">In this module deals with the allocation of roll no and personal details for new batch.It will generate of personal details of student and academic details of the students with the photos.</text:p>
      <text:p text:style-name="P19"><text:span text:style-name="T12"/></text:p>
      <text:p text:style-name="P9"><text:span text:style-name="T12"/></text:p>
      <text:p text:style-name="P9"><text:span text:style-name="T12">Staff Details: </text:span></text:p>
      <text:p text:style-name="P26"><text:span text:style-name="T7"><text:tab/>It helps to allot the subject and the subject code to the  particular staffs.</text:span> </text:p>
      <text:p text:style-name="P24"><text:span text:style-name="T3"><text:tab/></text:span><text:span text:style-name="T7">It provides the facility to have a user name and password to the staffs .</text:span> </text:p>
      <text:p text:style-name="P27"><text:span text:style-name="T4"/></text:p>
      <text:p text:style-name="P27"><text:soft-page-break/><text:span text:style-name="T4"/></text:p>
      <text:p text:style-name="P27"><text:span text:style-name="T4">Attendance details:</text:span></text:p>
      <text:p text:style-name="P25"><text:span text:style-name="T13"><text:tab/>-It will be makes to the attendance database all students. </text:span><text:span text:style-name="T12">Entered attendance to stored in the database subject <text:tab/> <text:s/>,period wise into the particular date. </text:span></text:p>
      <text:p text:style-name="P23"><text:span text:style-name="T9"><text:tab/>-</text:span><text:span text:style-name="T10">It will help s to the get report of weekly and consolidate of the attendance.</text:span><text:span text:style-name="T9"> </text:span></text:p>
      <text:p text:style-name="P11"/>
      <text:p text:style-name="P12">Report Details:</text:p>
      <text:p text:style-name="P20">Report can be taken by daily,weekly and monthly:</text:p>
      <text:p text:style-name="P2"><text:span text:style-name="T18"><text:tab/>-</text:span>weekly report get all hour details of attendance starting date to ending <text:span text:style-name="T18">date and display the <text:tab/> <text:s/>status <text:s/></text:span></text:p>
      <text:p text:style-name="P2"><text:span text:style-name="T18"/></text:p>
      <text:p text:style-name="P1"><text:span text:style-name="T14">Staffs Module:</text:span></text:p>
      <text:p text:style-name="P3"><text:span text:style-name="T17">Attendance details: </text:span></text:p>
      <text:p text:style-name="P2"><text:span text:style-name="T18"><text:tab/><text:tab/>-It assists the staff to mark attendance to the students for their subject. This </text:span><text:span text:style-name="T17">will <text:tab/><text:tab/><text:tab/> <text:s/>authenticate the staff before making the entry. </text:span></text:p>
      <text:p text:style-name="P2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5:30:36.426302076</meta:creation-date>
    <dc:date>2019-08-16T17:06:47.551372012</dc:date>
    <meta:editing-duration>PT8S</meta:editing-duration>
    <meta:editing-cycles>1</meta:editing-cycles>
    <meta:document-statistic meta:table-count="0" meta:image-count="0" meta:object-count="0" meta:page-count="2" meta:paragraph-count="29" meta:word-count="491" meta:character-count="3175" meta:non-whitespace-character-count="2622"/>
    <meta:generator>LibreOffice/5.1.6.2$Linux_X86_64 LibreOffice_project/10m0$Build-2</meta:generator>
  </office:meta>
</office:document-meta>
</file>